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D0000015881BEB287BC47DA96.png" manifest:media-type="image/png"/>
  <manifest:file-entry manifest:full-path="Pictures/10000001000002930000005412D74F68B9142EC4.png" manifest:media-type="image/png"/>
  <manifest:file-entry manifest:full-path="Pictures/100000010000024B000001B7529A5B982F7C5C9F.png" manifest:media-type="image/png"/>
  <manifest:file-entry manifest:full-path="Pictures/10000001000002E80000011967C70C1EA0E6E085.png" manifest:media-type="image/png"/>
  <manifest:file-entry manifest:full-path="Pictures/100000010000027E0000004D7573EF405FF98190.png" manifest:media-type="image/png"/>
  <manifest:file-entry manifest:full-path="Pictures/100000010000038E000001EBC6075A4003162249.png" manifest:media-type="image/png"/>
  <manifest:file-entry manifest:full-path="Pictures/100000010000032900000183CA41AC41B4F63ADE.png" manifest:media-type="image/png"/>
  <manifest:file-entry manifest:full-path="Pictures/100000010000017900000118AD4859CC657321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5c2e3" officeooo:paragraph-rsid="0015c2e3"/>
    </style:style>
    <style:style style:name="T1" style:family="text">
      <style:text-properties officeooo:rsid="0015c2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8" text:anchor-type="char" svg:x="13.563cm" svg:y="5.865cm" svg:width="4.86cm" svg:height="3.609cm" draw:z-index="7"><draw:image xlink:href="Pictures/100000010000017900000118AD4859CC65732163.png" xlink:type="simple" xlink:show="embed" xlink:actuate="onLoad" draw:mime-type="image/png"/></draw:frame><draw:frame draw:style-name="fr1" draw:name="Image2" text:anchor-type="char" svg:x="13.533cm" svg:y="1.776cm" svg:width="5.468cm" svg:height="3.909cm" draw:z-index="6"><draw:image xlink:href="Pictures/100000010000032900000183CA41AC41B4F63ADE.png" xlink:type="simple" xlink:show="embed" xlink:actuate="onLoad" draw:mime-type="image/png"/></draw:frame><draw:frame draw:style-name="fr1" draw:name="Image5" text:anchor-type="char" svg:x="-1.826cm" svg:y="6.306cm" svg:width="6.539cm" svg:height="3.166cm" draw:z-index="5"><draw:image xlink:href="Pictures/100000010000038E000001EBC6075A4003162249.png" xlink:type="simple" xlink:show="embed" xlink:actuate="onLoad" draw:mime-type="image/png"/></draw:frame><draw:frame draw:style-name="fr1" draw:name="Image1" text:anchor-type="char" svg:x="-1.829cm" svg:y="1.341cm" svg:width="6.204cm" svg:height="4.639cm" draw:z-index="4"><draw:image xlink:href="Pictures/100000010000024B000001B7529A5B982F7C5C9F.png" xlink:type="simple" xlink:show="embed" xlink:actuate="onLoad" draw:mime-type="image/png"/></draw:frame><draw:frame draw:style-name="fr1" draw:name="Image7" text:anchor-type="char" svg:x="-1.85cm" svg:y="9.698cm" svg:width="6.6cm" svg:height="1.415cm" draw:z-index="3"><draw:image xlink:href="Pictures/100000010000027E0000004D7573EF405FF98190.png" xlink:type="simple" xlink:show="embed" xlink:actuate="onLoad" draw:mime-type="image/png"/></draw:frame><draw:frame draw:style-name="fr1" draw:name="Image6" text:anchor-type="char" svg:x="4.74cm" svg:y="1.33cm" svg:width="8.41cm" svg:height="1.443cm" draw:z-index="2"><draw:image xlink:href="Pictures/10000001000002930000005412D74F68B9142EC4.png" xlink:type="simple" xlink:show="embed" xlink:actuate="onLoad" draw:mime-type="image/png"/></draw:frame><draw:frame draw:style-name="fr1" draw:name="Image4" text:anchor-type="char" svg:x="5.121cm" svg:y="7.176cm" svg:width="8.357cm" svg:height="3.157cm" draw:z-index="1"><draw:image xlink:href="Pictures/10000001000002E80000011967C70C1EA0E6E085.png" xlink:type="simple" xlink:show="embed" xlink:actuate="onLoad" draw:mime-type="image/png"/></draw:frame><draw:frame draw:style-name="fr1" draw:name="Image3" text:anchor-type="char" svg:x="4.86cm" svg:y="2.96cm" svg:width="8.465cm" svg:height="3.974cm" draw:z-index="0"><draw:image xlink:href="Pictures/10000001000002DD0000015881BEB287BC47DA96.png" xlink:type="simple" xlink:show="embed" xlink:actuate="onLoad" draw:mime-type="image/png"/></draw:frame>LINUX COMMANDS........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3:55:32.628160463</meta:creation-date>
    <dc:date>2024-11-27T15:09:07.277729336</dc:date>
    <meta:editing-duration>PT2M22S</meta:editing-duration>
    <meta:editing-cycles>1</meta:editing-cycles>
    <meta:document-statistic meta:table-count="0" meta:image-count="8" meta:object-count="0" meta:page-count="1" meta:paragraph-count="1" meta:word-count="2" meta:character-count="22" meta:non-whitespace-character-count="21"/>
    <meta:generator>LibreOffice/7.3.7.2$Linux_X86_64 LibreOffice_project/30$Build-2</meta:generator>
  </office:meta>
</office:document-meta>
</file>